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aption">
      <style:text-properties officeooo:rsid="0030a1f6" officeooo:paragraph-rsid="0030a1f6"/>
    </style:style>
    <style:style style:name="P2" style:family="paragraph" style:parent-style-name="Text_20_body">
      <style:text-properties officeooo:rsid="00315685" officeooo:paragraph-rsid="00315685"/>
    </style:style>
    <style:style style:name="P3" style:family="paragraph" style:parent-style-name="Text_20_body">
      <style:text-properties officeooo:rsid="00315685" officeooo:paragraph-rsid="0034bafe"/>
    </style:style>
    <style:style style:name="P4" style:family="paragraph" style:parent-style-name="Text_20_body">
      <style:text-properties officeooo:rsid="00315685" officeooo:paragraph-rsid="00357fd4"/>
    </style:style>
    <style:style style:name="P5" style:family="paragraph" style:parent-style-name="Standard">
      <style:paragraph-properties fo:line-height="115%" fo:text-align="center" style:justify-single-word="false"/>
      <style:text-properties style:font-name="C059" fo:font-size="10pt" officeooo:paragraph-rsid="0024a086" style:font-size-asian="10pt" style:font-size-complex="10pt"/>
    </style:style>
    <style:style style:name="P6" style:family="paragraph" style:parent-style-name="Text_20_body">
      <style:text-properties officeooo:rsid="0034bafe" officeooo:paragraph-rsid="0034bafe"/>
    </style:style>
    <style:style style:name="P7" style:family="paragraph" style:parent-style-name="Caption">
      <style:text-properties officeooo:paragraph-rsid="00357fd4"/>
    </style:style>
    <style:style style:name="P8" style:family="paragraph" style:parent-style-name="Caption">
      <style:text-properties officeooo:paragraph-rsid="0039b6cf"/>
    </style:style>
    <style:style style:name="P9" style:family="paragraph" style:parent-style-name="Text_20_body">
      <style:text-properties officeooo:rsid="00357fd4" officeooo:paragraph-rsid="00357fd4"/>
    </style:style>
    <style:style style:name="P10" style:family="paragraph" style:parent-style-name="Text_20_body">
      <style:text-properties fo:font-style="italic" officeooo:rsid="00315685" officeooo:paragraph-rsid="00357fd4" style:font-style-asian="italic" style:font-style-complex="italic"/>
    </style:style>
    <style:style style:name="P11" style:family="paragraph" style:parent-style-name="Text_20_body">
      <style:text-properties fo:font-style="normal" style:text-underline-style="none" officeooo:rsid="00315685" officeooo:paragraph-rsid="00357fd4" style:font-style-asian="normal" style:font-style-complex="normal"/>
    </style:style>
    <style:style style:name="P12" style:family="paragraph" style:parent-style-name="Caption">
      <style:text-properties officeooo:rsid="00439618" officeooo:paragraph-rsid="00439618"/>
    </style:style>
    <style:style style:name="P13" style:family="paragraph" style:parent-style-name="Caption">
      <style:text-properties officeooo:paragraph-rsid="0043e226"/>
    </style:style>
    <style:style style:name="P14" style:family="paragraph" style:parent-style-name="Heading_20_2">
      <style:text-properties officeooo:rsid="00315685" officeooo:paragraph-rsid="00315685"/>
    </style:style>
    <style:style style:name="P15" style:family="paragraph" style:parent-style-name="Heading_20_2">
      <style:text-properties officeooo:rsid="0039b6cf" officeooo:paragraph-rsid="0039b6cf"/>
    </style:style>
    <style:style style:name="P16" style:family="paragraph" style:parent-style-name="Heading_20_2">
      <style:text-properties officeooo:rsid="00357fd4" officeooo:paragraph-rsid="00357fd4"/>
    </style:style>
    <style:style style:name="P17" style:family="paragraph" style:parent-style-name="Heading_20_2">
      <style:text-properties officeooo:rsid="00439618" officeooo:paragraph-rsid="00439618"/>
    </style:style>
    <style:style style:name="P18" style:family="paragraph" style:parent-style-name="Heading_20_2">
      <style:text-properties officeooo:paragraph-rsid="0043e226"/>
    </style:style>
    <style:style style:name="P19" style:family="paragraph" style:parent-style-name="Text_20_body">
      <style:text-properties officeooo:rsid="00315685" officeooo:paragraph-rsid="00315685"/>
    </style:style>
    <style:style style:name="P20" style:family="paragraph" style:parent-style-name="Text_20_body">
      <style:text-properties officeooo:rsid="0034bafe" officeooo:paragraph-rsid="0034bafe"/>
    </style:style>
    <style:style style:name="P21" style:family="paragraph" style:parent-style-name="Text_20_body">
      <style:text-properties officeooo:rsid="0034bafe" officeooo:paragraph-rsid="00439618"/>
    </style:style>
    <style:style style:name="T1" style:family="text">
      <style:text-properties officeooo:rsid="0030a1f6"/>
    </style:style>
    <style:style style:name="T2" style:family="text">
      <style:text-properties officeooo:rsid="00357fd4"/>
    </style:style>
    <style:style style:name="T3" style:family="text">
      <style:text-properties officeooo:rsid="0037e013"/>
    </style:style>
    <style:style style:name="T4" style:family="text">
      <style:text-properties officeooo:rsid="0039b6cf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2" text:outline-level="2">Adeste <text:span text:style-name="T1">f</text:span>ideles</text:h>
        <text:p text:style-name="Caption">Venid fieles</text:p>
        <text:p text:style-name="lírica">Adeste fideles</text:p>
        <text:p text:style-name="lírica">Laeti triumphantes</text:p>
        <text:p text:style-name="lírica">Venite, venite in Bethlehem</text:p>
        <text:p text:style-name="lírica">Natum videte</text:p>
        <text:p text:style-name="lírica">Regem angelorum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En grége relicto</text:p>
        <text:p text:style-name="lírica">Húmiles ad cúnas</text:p>
        <text:p text:style-name="lírica">Vocati pastores appróperant</text:p>
        <text:p text:style-name="lírica">Et nos ovánti</text:p>
        <text:p text:style-name="lírica">Grádu festinémus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Aetérni Paréntis</text:p>
        <text:p text:style-name="lírica">Splendórem aetérnum</text:p>
        <text:p text:style-name="lírica">Velátum sub cárne vidébimus</text:p>
        <text:p text:style-name="lírica">Déum infántem</text:p>
        <text:p text:style-name="lírica">Pánnis involútum</text:p>
        <text:p text:style-name="lírica"/>
        <text:p text:style-name="estribillo">Venite adoremus, venite adoremus</text:p>
        <text:p text:style-name="estribillo">Venite adoremus Dominum</text:p>
        <text:p text:style-name="Text_20_body"/>
        <text:h text:style-name="Heading_20_2" text:outline-level="2">Noche de paz</text:h>
        <text:p text:style-name="Caption"><text:span text:style-name="T1">S</text:span>tille Nacht, Heilige Nacht</text:p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p text:style-name="lírica">Noche de paz, noche de amor</text:p>
        <text:p text:style-name="lírica">Oye, humilde, el fiel pastor</text:p>
        <text:p text:style-name="lírica">Coros celestes que anuncian salud</text:p>
        <text:p text:style-name="lírica">Gracia y gloria en gran plenitud</text:p>
        <text:p text:style-name="estribillo">Por nuestro buen Redentor</text:p>
        <text:p text:style-name="estribillo">Por nuestro buen Redentor</text:p>
        <text:p text:style-name="lírica"/>
        <text:p text:style-name="lírica">Noche de paz, noche de amor</text:p>
        <text:p text:style-name="lírica">Ved qué bello resplandor</text:p>
        <text:p text:style-name="lírica">Luce en el rostro del niño Jesús</text:p>
        <text:p text:style-name="lírica">En el pesebre del mundo, la luz</text:p>
        <text:p text:style-name="estribillo">Astro de eterno fulgor</text:p>
        <text:p text:style-name="estribillo">Astro de eterno fulgor</text:p>
        <text:p text:style-name="lírica"/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h text:style-name="Heading_20_2" text:outline-level="2">Campanas de Belén</text:h>
        <text:p text:style-name="P1">Villancico popular andaluz</text:p>
        <text:p text:style-name="lírica">Campana sobre campana</text:p>
        <text:p text:style-name="lírica">Y sobre campana una</text:p>
        <text:p text:style-name="lírica">Asómate a la ventana</text:p>
        <text:p text:style-name="lírica">Verás e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Recogido tu rebaño</text:p>
        <text:p text:style-name="lírica">¿A dónde vas, pastorcito?</text:p>
        <text:p text:style-name="lírica">Voy a llevar al portal</text:p>
        <text:p text:style-name="lírica">Requesón, manteca y vino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dos</text:p>
        <text:p text:style-name="lírica">Asómate a la ventana</text:p>
        <text:p text:style-name="lírica">Porque está naciendo Dios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inando a medianoche</text:p>
        <text:p text:style-name="lírica">¿Dónde caminas, pastor?</text:p>
        <text:p text:style-name="lírica">Le llevo al niño que nace</text:p>
        <text:p text:style-name="lírica">Como Dios mi corazón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una</text:p>
        <text:p text:style-name="lírica">Asómate a la ventana</text:p>
        <text:p text:style-name="lírica">Veras a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h text:style-name="P18" text:outline-level="2">¡Ay, del chiquirritín!</text:h>
        <text:p text:style-name="P13">Villancico popular andaluz</text:p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Por debajo del arco del portalico</text:p>
        <text:p text:style-name="lírica">Se descubre a María, José y al niñ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Entre un buey y una mula, Dios ha nacido</text:p>
        <text:p text:style-name="lírica">Y en un pobre pesebre le han recogid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El niño tiene hambre y está mamando</text:p>
        <text:p text:style-name="lírica">Y un rayito de Luna lo está mirand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h text:style-name="Heading_20_2" text:outline-level="2">Dime niño</text:h>
        <text:p text:style-name="Caption">Villancico popular andaluz</text:p>
        <text:p text:style-name="lírica">Dime, Niño, de quién eres</text:p>
        <text:p text:style-name="lírica">Todo vestidito de blanco</text:p>
        <text:p text:style-name="lírica">Soy de la Virgen María</text:p>
        <text:p text:style-name="lírica">Y del Espíritu Santo</text:p>
        <text:p text:style-name="lírica"/>
        <text:p text:style-name="lírica">Dime, Niño, de quién eres</text:p>
        <text:p text:style-name="lírica">Y si te llamas Jesús</text:p>
        <text:p text:style-name="lírica">Soy amor en el pesebre</text:p>
        <text:p text:style-name="lírica">Y sufrimiento en la cruz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lírica">La Nochebuena se viene, tururú</text:p>
        <text:p text:style-name="lírica">La Nochebuena se va</text:p>
        <text:p text:style-name="lírica">Y nosotros nos iremos, tururú</text:p>
        <text:p text:style-name="lírica">Y no volveremos más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estribillo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h text:style-name="P14" text:outline-level="2">Fum, fum, fum</text:h>
        <text:p text:style-name="Caption">Villancico popular catalán</text:p>
        <text:p text:style-name="P2">Veinticinco de diciembre</text:p>
        <text:p text:style-name="P2">Fum, fum, fum</text:p>
        <text:p text:style-name="P2">Veinticinco de diciembre</text:p>
        <text:p text:style-name="P2">Fum, fum, fum</text:p>
        <text:p text:style-name="P2"/>
        <text:p text:style-name="P2">Un niñito muy bonito</text:p>
        <text:p text:style-name="P2">Ha nacido en un portal</text:p>
        <text:p text:style-name="P2">Con su carita de rosa</text:p>
        <text:p text:style-name="P2">Parece una flor hermosa</text:p>
        <text:p text:style-name="P2">Fum, fum, fum</text:p>
        <text:p text:style-name="P2"/>
        <text:p text:style-name="P2">Venid, venid pastorcillos</text:p>
        <text:p text:style-name="P2">Fum, fum, fum</text:p>
        <text:p text:style-name="P2">Venid, venid pastorcillos</text:p>
        <text:p text:style-name="P2">Fum, fum, fum</text:p>
        <text:p text:style-name="P2"/>
        <text:p text:style-name="P2">Venid con la pandereta</text:p>
        <text:p text:style-name="P2">Y cascabeles al portal</text:p>
        <text:p text:style-name="P2">Adorad al rey del cielo</text:p>
        <text:p text:style-name="P2">Que ha aparecido en el suelo</text:p>
        <text:p text:style-name="P2">Fum, fum, fum</text:p>
        <text:p text:style-name="P2"/>
        <text:p text:style-name="P2"><text:soft-page-break/>Desde el cielo estás mirando</text:p>
        <text:p text:style-name="P2">Fum, fum, fum</text:p>
        <text:p text:style-name="P2">Desde el cielo estás mirando</text:p>
        <text:p text:style-name="P2">Fum, fum, fum</text:p>
        <text:p text:style-name="P2"/>
        <text:p text:style-name="P2">A la tierra alucinante</text:p>
        <text:p text:style-name="P6">que relumbra con su luz</text:p>
        <text:p text:style-name="P6">y al amor del firmamento</text:p>
        <text:p text:style-name="P6">celebrando el nacimiento </text:p>
        <text:p text:style-name="P6">de Jesús</text:p>
        <text:p text:style-name="P6"/>
        <text:h text:style-name="P15" text:outline-level="2">Pero mira como beben</text:h>
        <text:p text:style-name="P8">Villa<text:span text:style-name="T4">ncico popular extremeño</text:span></text:p>
        <text:p text:style-name="P6">La Virgen se está peinando</text:p>
        <text:p text:style-name="P6">Entre cortina y cortina</text:p>
        <text:p text:style-name="P6">Sus cabellos son de oro</text:p>
        <text:p text:style-name="P6">Y el peine de plata fina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6"/>
        <text:p text:style-name="P6">La Virgen está lavando</text:p>
        <text:p text:style-name="P6">Y tendiendo en el romero</text:p>
        <text:p text:style-name="P6">Los angelitos cantando</text:p>
        <text:p text:style-name="P6">Y el romero florecido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6"/>
        <text:p text:style-name="P6">La Virgen está lavando</text:p>
        <text:p text:style-name="P6">Con muy poquito jabón</text:p>
        <text:p text:style-name="P6">Se le picaron las manos</text:p>
        <text:p text:style-name="P6">Manos de mi corazón</text:p>
        <text:p text:style-name="P6"/>
        <text:p text:style-name="P6">Pero mira cómo beben los peces en el río</text:p>
        <text:p text:style-name="P6">Pero mira cómo beben por ver al Dios nacido</text:p>
        <text:p text:style-name="P6">Beben y beben y vuelven a beber</text:p>
        <text:p text:style-name="P6">Los peces en el río por ver a Dios nacer</text:p>
        <text:p text:style-name="P21"/>
        <text:h text:style-name="P17" text:outline-level="2">Feliz Navidad</text:h>
        <text:p text:style-name="P12">Albúm: Feliz Navidad</text:p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P6">I wanna wish you a merry Christmas</text:p>
        <text:p text:style-name="P6">I wanna wish you a merry Christmas</text:p>
        <text:p text:style-name="P6">I wanna wish you a merry Christmas</text:p>
        <text:p text:style-name="P6">From the bottom of my heart</text:p>
        <text:p text:style-name="P6"/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estribillo">Feliz Navidad, feliz Navidad</text:p>
        <text:p text:style-name="estribillo">Feliz Navidad, próspero año</text:p>
        <text:p text:style-name="estribillo">Y felicidad</text:p>
        <text:p text:style-name="P6"/>
        <text:p text:style-name="P6">I wanna wish you a merry Christmas</text:p>
        <text:p text:style-name="P6">I wanna wish you a merry Christmas</text:p>
        <text:p text:style-name="P6">I wanna wish you a merry Christmas</text:p>
        <text:p text:style-name="P6">From the bottom of my heart</text:p>
        <text:p text:style-name="P6"/>
        <text:h text:style-name="P16" text:outline-level="2">Nochebuena panameña</text:h>
        <text:p text:style-name="P7">Villancico <text:span text:style-name="T2">panameño (tamborito)</text:span></text:p>
        <text:p text:style-name="P4"><text:span text:style-name="T3">M</text:span>e voy <text:span text:style-name="T3">para</text:span> Panamá a pasar la Nochebuena</text:p>
        <text:p text:style-name="P10">Nochebuena, <text:span text:style-name="T2">n</text:span>ochebuena, <text:span text:style-name="T2">n</text:span>ochebuena panameña</text:p>
        <text:p text:style-name="P4"/>
        <text:p text:style-name="P9">Un nacimiento pondré y a la puerta de mi casa</text:p>
        <text:p text:style-name="P10">Nochebuena, <text:span text:style-name="T2">n</text:span>ochebuena, <text:span text:style-name="T2">n</text:span>ochebuena panameña</text:p>
        <text:p text:style-name="P4"/>
        <text:p text:style-name="P4">Con figuras de papel y una estrellita de plata</text:p>
        <text:p text:style-name="P10">Nochebuena, <text:span text:style-name="T2">n</text:span>ochebuena, <text:span text:style-name="T2">n</text:span>ochebuena panameña</text:p>
        <text:p text:style-name="P4"/>
        <text:p text:style-name="P4">Y con los tres Reyes Magos, uno negro y otro blanco</text:p>
        <text:p text:style-name="P10">Nochebuena, <text:span text:style-name="T2">n</text:span>ochebuena, <text:span text:style-name="T2">n</text:span>ochebuena panameña</text:p>
        <text:p text:style-name="P4"/>
        <text:p text:style-name="P4">Y el otro descolorido, sin color determinado</text:p>
        <text:p text:style-name="P10">Nochebuena, <text:span text:style-name="T2">n</text:span>ochebuena, <text:span text:style-name="T2">n</text:span>ochebuena panameña</text:p>
        <text:p text:style-name="P4"/>
        <text:p text:style-name="P4">La Virgen y San José con un Niño muy chiquito</text:p>
        <text:p text:style-name="P10">Nochebuena, <text:span text:style-name="T2">n</text:span>ochebuena, <text:span text:style-name="T2">n</text:span>ochebuena panameña</text:p>
        <text:p text:style-name="P4"/>
        <text:p text:style-name="P9">Y en honor a las familias yo canto este tamborito</text:p>
        <text:p text:style-name="P10">Nochebuena, <text:span text:style-name="T2">n</text:span>ochebuena, <text:span text:style-name="T2">n</text:span>ochebuena panameña</text:p>
        <text:p text:style-name="P11"/>
      </text:section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center" style:justify-single-word="false" style:page-number="auto">
        <style:tab-stops/>
      </style:paragraph-properties>
      <style:text-properties style:font-name="C0593" fo:font-family="C059" style:font-style-name="Normal" style:font-pitch="variable" fo:font-size="7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cm" fo:margin-bottom="0.21cm" style:contextual-spacing="false" fo:text-align="center" style:justify-single-word="false" text:number-lines="false" text:line-number="0"/>
      <style:text-properties style:font-name="C0591" fo:font-family="C059" style:font-style-name="Itálica" style:font-pitch="variable" fo:font-size="7.5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 fo:text-align="center" style:justify-single-word="false"/>
      <style:text-properties style:font-name="C0592" fo:font-family="C059" style:font-style-name="Negrita" style:font-pitch="variable" fo:font-size="9pt" fo:font-weight="bold" style:font-size-asian="16pt" style:font-weight-asian="bold" style:font-size-complex="16pt" style:font-weight-complex="bold"/>
    </style:style>
    <style:style style:name="lírica" style:family="paragraph" style:parent-style-name="Text_20_body"/>
    <style:style style:name="estribillo" style:family="paragraph" style:parent-style-name="lírica">
      <style:text-properties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58:33.858936303</meta:creation-date>
    <dc:date>2023-11-27T10:17:51.145206517</dc:date>
    <meta:editing-duration>P2DT9H21M36S</meta:editing-duration>
    <meta:editing-cycles>56</meta:editing-cycles>
    <meta:generator>LibreOffice/7.6.2.1$Linux_X86_64 LibreOffice_project/60$Build-1</meta:generator>
    <meta:print-date>2023-11-25T08:19:34.803192938</meta:print-date>
    <meta:printed-by>Archivos PDF</meta:printed-by>
    <meta:document-statistic meta:table-count="0" meta:image-count="0" meta:object-count="0" meta:page-count="2" meta:paragraph-count="233" meta:word-count="1062" meta:character-count="5978" meta:non-whitespace-character-count="5148"/>
  </office:meta>
</office:document-meta>
</file>